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a9d54" officeooo:paragraph-rsid="003a9d54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097ff3" officeooo:paragraph-rsid="0037f07f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37f07f" officeooo:paragraph-rsid="0037f0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335468" officeooo:paragraph-rsid="0037f07f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2cf6" officeooo:paragraph-rsid="0037f07f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3a9d54" officeooo:paragraph-rsid="003a9d54" style:font-size-asian="14pt" style:font-name-complex="Nirmala UI2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Nirmala UI" fo:font-size="14pt" officeooo:rsid="003a9d54" officeooo:paragraph-rsid="003a9d54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1f0742" officeooo:paragraph-rsid="003a9d54" style:font-size-asian="14pt" style:font-name-complex="Nirmala UI2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3a9d54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a9d54" style:font-size-asian="22pt" style:font-weight-asian="bold" style:font-name-complex="Nirmala UI2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a9d54" style:font-size-asian="22pt" style:font-weight-asian="bold" style:font-name-complex="Nirmala UI2" style:font-size-complex="2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text-properties fo:font-size="14pt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20cf85" officeooo:paragraph-rsid="003a9d54" style:font-size-asian="14pt" style:font-size-complex="14pt"/>
    </style:style>
    <style:style style:name="P48" style:family="paragraph" style:parent-style-name="Standard">
      <style:text-properties fo:font-size="18pt" officeooo:paragraph-rsid="000f5821" style:font-size-asian="18pt" style:font-size-complex="18pt"/>
    </style:style>
    <style:style style:name="P49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0" style:family="paragraph" style:parent-style-name="Footer">
      <style:text-properties style:font-name="Nirmala UI" officeooo:paragraph-rsid="0020e4b5" style:font-name-complex="Nirmala UI2"/>
    </style:style>
    <style:style style:name="P51" style:family="paragraph" style:parent-style-name="Footer">
      <style:text-properties style:font-name="Nirmala UI" officeooo:paragraph-rsid="002f4fe4" style:font-name-complex="Nirmala UI2"/>
    </style:style>
    <style:style style:name="P52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3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4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5" style:family="paragraph" style:parent-style-name="Table_20_Contents">
      <style:text-properties style:font-name="Nirmala UI" fo:font-size="14pt" officeooo:rsid="00097ff3" officeooo:paragraph-rsid="003bfe8f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3bfe8f" officeooo:paragraph-rsid="003bfe8f" style:font-size-asian="14pt" style:font-name-complex="Nirmala UI2" style:font-size-complex="14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officeooo:rsid="003a9d54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style:font-name="Nirmala UI" fo:font-size="14pt" officeooo:rsid="003a9d54" style:font-size-asian="14pt" style:font-name-complex="Nirmala UI2" style:font-size-complex="14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2facb9"/>
    </style:style>
    <style:style style:name="T24" style:family="text">
      <style:text-properties officeooo:rsid="00335468"/>
    </style:style>
    <style:style style:name="T25" style:family="text">
      <style:text-properties officeooo:rsid="003690de"/>
    </style:style>
    <style:style style:name="T26" style:family="text">
      <style:text-properties officeooo:rsid="0037f07f"/>
    </style:style>
    <style:style style:name="T27" style:family="text">
      <style:text-properties officeooo:rsid="003a9d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8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3"><text:span text:style-name="T5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9">How to use – </text:p>
      <text:p text:style-name="P50">1. Press the correct number <text:tab/>and immediately press “Enter”(Green) key on the keypad.</text:p>
      <text:p text:style-name="P50">2. To Stop the playing announcement press “Backspace”(Red) key. </text:p>
      <text:p text:style-name="P50"><text:tab/><text:tab/></text:p>
      <text:p text:style-name="P51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/>
          </table:table-cell>
          <table:table-cell table:style-name="Table2.B1" office:value-type="string">
            <text:p text:style-name="P41">औरंगाबाद - <text:span text:style-name="T25"><text:s/>बोरीवली <text:s/></text:span></text:p>
          </table:table-cell>
          <table:table-cell table:style-name="Table2.C1" office:value-type="string">
            <text:p text:style-name="P40"/>
          </table:table-cell>
          <table:table-cell table:style-name="Table2.D1" office:value-type="string">
            <text:p text:style-name="P42"><text:span text:style-name="T25"><text:s/>बोरीवली <text:s/></text:span><text:s/>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5"><text:s/>कल्याण बायपास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56"><text:s/>वालुज पंढरपुर 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5"><text:s/>मुम्ब्रा टोल नाका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2"><text:s/>बाबा पेट्रोल पंप 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5"><text:s/>माजीवाड़ा ठाणे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3"><text:s/><text:span text:style-name="T26">क्रांति चौक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35"><text:span text:style-name="Default_20_Paragraph_20_Font"><text:span text:style-name="T11"><text:s/>तीन हाथ नाका ठाणे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3"><text:s/><text:span text:style-name="T26">अमरप्रीत होटल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35"><text:span text:style-name="Default_20_Paragraph_20_Font"><text:span text:style-name="T11"><text:s/>महाडा कॉलोनी <text:s/>भांडुप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3"><text:s/><text:span text:style-name="T26">मोंढा नाका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35"><text:span text:style-name="Default_20_Paragraph_20_Font"><text:span text:style-name="T11"><text:s/>एरोली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4"><text:s/><text:span text:style-name="T26">आकाशवाणी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35"><text:span text:style-name="Default_20_Paragraph_20_Font"><text:span text:style-name="T11"><text:s/>कांजुरमार्ग हाईवे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4"><text:s/><text:span text:style-name="T26">सेवन हिल्स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5"><text:s/>घाटकोपर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55"><text:s/><text:span text:style-name="T26">सिडको बस स्टैंड + लास्ट स्टॉप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5"><text:s/>चेम्बूर अमर महल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1"><text:s/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5"><text:s/>सायन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0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5"><text:s/>बांद्रा कला नगर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0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5"><text:s/>सांता क्रुइस 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0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5"><text:s/>वीले पार्ले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0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7"><text:s/><text:span text:style-name="T27">अँधेरी</text:span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0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9"><text:s/>जोगेश्वरी</text:p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0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8"><text:s/><text:span text:style-name="T27">गोरेगाव</text:span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0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36"><text:s/>मलाड</text:p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39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7"><text:s/><text:span text:style-name="T7">कांदिवली</text:span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3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5"><text:s/>साई धाम </text:p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39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36"><text:s/>बोरीवली नेशनल पार्क + लास्ट स्टॉप </text:p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3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45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45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45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45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45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45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45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45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45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6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45"/>
          </table:table-cell>
        </table:table-row>
      </table:table>
      <text:p text:style-name="P54"><text:span text:style-name="T16">इस्तेमाल </text:span><text:span text:style-name="T14"><text:s/>– </text:span></text:p>
      <text:p text:style-name="P53"><text:span text:style-name="T4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3"><text:span text:style-name="T4">2. </text:span><text:span text:style-name="T6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2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16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2</meta:editing-cycles>
    <meta:creation-date>2017-04-06T11:20:00</meta:creation-date>
    <dc:date>2017-07-24T19:16:14.959343635</dc:date>
    <meta:editing-duration>P2DT8H20M38S</meta:editing-duration>
    <meta:generator>LibreOffice/4.4.6.3$Linux_X86_64 LibreOffice_project/40m0$Build-3</meta:generator>
    <meta:document-statistic meta:table-count="2" meta:image-count="0" meta:object-count="0" meta:page-count="2" meta:paragraph-count="171" meta:word-count="326" meta:character-count="1214" meta:non-whitespace-character-count="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